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a QWERTZ-Tasten1" svg:font-family="'aa QWERTZ-Tasten'" style:font-adornments="Regular"/>
    <style:font-face style:name="aa QWERTZ-Tasten" svg:font-family="'aa QWERTZ-Taste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55cm"/>
    </style:style>
    <style:style style:name="gr2" style:family="graphic" style:parent-style-name="standard">
      <style:graphic-properties draw:stroke="none" draw:fill="none" fo:min-height="1.175cm"/>
    </style:style>
    <style:style style:name="gr3" style:family="graphic" style:parent-style-name="standard">
      <style:graphic-properties draw:stroke="none" draw:fill="none" fo:min-height="0.575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line-height="50%">
        <style:tab-stops>
          <style:tab-stop style:position="9.047cm"/>
        </style:tab-stops>
      </style:paragraph-properties>
      <style:text-properties style:font-name="aa QWERTZ-Tasten"/>
    </style:style>
    <style:style style:name="P2" style:family="paragraph">
      <style:paragraph-properties fo:line-height="70%"/>
      <style:text-properties style:font-name="aa QWERTZ-Tasten"/>
    </style:style>
    <style:style style:name="P3" style:family="paragraph">
      <style:paragraph-properties fo:text-align="center"/>
    </style:style>
    <style:style style:name="T1" style:family="text">
      <style:text-properties style:font-name="aa QWERTZ-Tasten"/>
    </style:style>
    <style:style style:name="T2" style:family="text">
      <style:text-properties style:font-name="aa QWERTZ-Tasten1" fo:font-size="16pt" style:font-name-asian="aa QWERTZ-Tasten1" style:font-size-asian="16pt" style:font-name-complex="aa QWERTZ-Tasten1" style:font-size-complex="16pt"/>
    </style:style>
    <style:style style:name="T3" style:family="text">
      <style:text-properties style:font-name="aa QWERTZ-Tasten1" style:font-name-asian="aa QWERTZ-Tasten1" style:font-name-complex="aa QWERTZ-Tasten1"/>
    </style:style>
    <style:style style:name="T4" style:family="text">
      <style:text-properties style:font-name="aa QWERTZ-Tasten" style:font-name-asian="aa QWERTZ-Tasten1" style:font-name-complex="aa QWERTZ-Tasten1"/>
    </style:style>
    <style:style style:name="T5" style:family="text">
      <style:text-properties style:font-name="aa QWERTZ-Tasten" fo:font-size="5pt" style:font-size-asian="5pt" style:font-size-complex="5pt"/>
    </style:style>
    <style:style style:name="T6" style:family="text">
      <style:text-properties style:font-name="aa QWERTZ-Tasten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5cm" svg:height="4.8cm" svg:x="-0.168cm" svg:y="0.004cm">
          <draw:text-box>
            <text:p text:style-name="P1"><text:span text:style-name="T1">Q</text:span><text:span text:style-name="T2"> <text:s/></text:span><text:span text:style-name="T3">ÉÈÊÁ </text:span><text:span text:style-name="T3">À</text:span><text:span text:style-name="T3">Â</text:span><text:span text:style-name="T3">ÚÙ ÛÓ</text:span><text:span text:style-name="T3">ÒÔ</text:span><text:span text:style-name="T3"><text:tab/></text:span><text:span text:style-name="T3">µ</text:span><text:span text:style-name="T4">R</text:span><text:span text:style-name="T3">Ü</text:span></text:p>
            <text:p text:style-name="P1"><text:span text:style-name="T1">^1234567890ß´</text:span><text:span text:style-name="T3">³</text:span><text:span text:style-name="T3"><text:tab/></text:span><text:span text:style-name="T4">P</text:span><text:span text:style-name="T4">O</text:span><text:span text:style-name="T3">{</text:span></text:p>
            <text:p text:style-name="P1"><text:span text:style-name="T1">Cqwertzuiopü*</text:span><text:span text:style-name="T1"><text:tab/></text:span><text:span text:style-name="T3">Ö</text:span><text:span text:style-name="T1">N</text:span><text:span text:style-name="T3">}</text:span><text:span text:style-name="T1"><text:line-break/></text:span><text:span text:style-name="T1">Basdfghjklöä#</text:span></text:p>
            <text:p text:style-name="P1"><text:span text:style-name="T1">A</text:span><text:span text:style-name="T5"> </text:span><text:span text:style-name="T1">&lt;yxcvbnm,.-</text:span><text:span text:style-name="T3">;</text:span><text:span text:style-name="T3"><text:tab/></text:span><text:span text:style-name="T3"> <text:s/></text:span><text:span text:style-name="T4">K</text:span></text:p>
            <text:p text:style-name="P1"><text:span text:style-name="T1">D</text:span><text:span text:style-name="T1">W</text:span><text:span text:style-name="T1">G</text:span><text:span text:style-name="T6"> <text:s/></text:span><text:span text:style-name="T1"><text:s text:c="14"/>F</text:span><text:span text:style-name="T1">WMD</text:span><text:span text:style-name="T1"><text:tab/></text:span><text:span text:style-name="T1">HJI</text:span></text:p>
          </draw:text-box>
        </draw:frame>
        <draw:frame draw:style-name="gr2" draw:text-style-name="P2" draw:layer="layout" svg:width="1.515cm" svg:height="1.425cm" svg:x="7.752cm" svg:y="1.25cm">
          <draw:text-box>
            <text:p text:style-name="P2"><text:span text:style-name="T1">L</text:span></text:p>
          </draw:text-box>
        </draw:frame>
        <draw:frame draw:style-name="gr3" draw:text-style-name="P1" draw:layer="layout" svg:width="3.774cm" svg:height="1.424cm" svg:x="1.658cm" svg:y="2.979cm">
          <draw:text-box>
            <text:p text:style-name="P1"><text:span text:style-name="T1">S</text:span></text:p>
          </draw:text-box>
        </draw:frame>
        <draw:frame draw:style-name="gr3" draw:text-style-name="P1" draw:layer="layout" svg:width="3.774cm" svg:height="1.424cm" svg:x="3.03cm" svg:y="2.979cm">
          <draw:text-box>
            <text:p text:style-name="P1"><text:span text:style-name="T1">S</text:span></text:p>
          </draw:text-box>
        </draw:frame>
        <draw:custom-shape draw:style-name="gr4" draw:text-style-name="P3" draw:layer="layout" svg:width="0.6cm" svg:height="0.449cm" svg:x="3.177cm" svg:y="3.1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6cm" svg:height="0.449cm" svg:x="4.778cm" svg:y="3.1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6cm" svg:height="0.015cm" svg:x="4.779cm" svg:y="3.5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6cm" svg:height="0.015cm" svg:x="3.08cm" svg:y="3.59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a QWERTZ-Tasten1" svg:font-family="'aa QWERTZ-Tasten'" style:font-adornments="Regular"/>
    <style:font-face style:name="aa QWERTZ-Tasten" svg:font-family="'aa QWERTZ-Taste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3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6T21:17:21.160503000</meta:creation-date>
    <dc:date>2014-07-16T21:54:52.401893000</dc:date>
    <meta:editing-duration>PT22M20S</meta:editing-duration>
    <meta:editing-cycles>2</meta:editing-cycles>
    <meta:generator>LibreOffice/4.2.3.3$MacOSX_x86 LibreOffice_project/882f8a0a489bc99a9e60c7905a60226254cb6ff0</meta:generator>
    <meta:document-statistic meta:object-count="8"/>
  </office:meta>
</office:document-meta>
</file>